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2in" text:list-level-position-and-space-mode="label-alignment">
          <style:list-level-label-alignment text:label-followed-by="listtab" fo:margin-left="1.902in" fo:text-indent="-0.652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F0" style:family="paragraph">
      <style:paragraph-properties fo:break-before="page"/>
    </style:style>
    <style:style style:name="T2" style:parent-style-name="Absatz-Standardschriftart" style:family="text">
      <style:text-properties fo:font-size="9pt" style:font-size-asian="9pt" style:font-size-complex="9pt"/>
    </style:style>
    <style:style style:name="T3" style:parent-style-name="Absatz-Standardschriftart" style:family="text">
      <style:text-properties fo:font-size="9pt" style:font-size-asian="9pt" style:font-size-complex="9pt"/>
    </style:style>
    <style:style style:name="T4" style:parent-style-name="Absatz-Standardschriftart" style:family="text">
      <style:text-properties fo:font-size="9pt" style:font-size-asian="9pt" style:font-size-complex="9pt"/>
    </style:style>
    <style:style style:name="T5" style:parent-style-name="Kommentarzeichen" style:family="text">
      <style:text-properties fo:font-size="9pt" style:font-size-asian="9pt" style:font-size-complex="9pt"/>
    </style:style>
    <style:style style:name="P6" style:parent-style-name="Überschrift2" style:family="paragraph">
      <style:paragraph-properties fo:line-height="100%"/>
    </style:style>
    <style:style style:name="P7" style:parent-style-name="Listenabsatz" style:family="paragraph">
      <style:paragraph-properties fo:text-align="start" fo:line-height="100%"/>
    </style:style>
    <style:style style:name="T8" style:parent-style-name="Absatz-Standardschriftart" style:family="text">
      <style:text-properties fo:font-size="9pt" style:font-size-asian="9pt" style:font-size-complex="9pt"/>
    </style:style>
    <style:style style:name="T9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10" style:parent-style-name="Listenabsatz" style:family="paragraph">
      <style:paragraph-properties fo:text-align="start" fo:line-height="100%"/>
    </style:style>
    <style:style style:name="T11" style:parent-style-name="Absatz-Standardschriftart" style:family="text">
      <style:text-properties fo:font-size="9pt" style:font-size-asian="9pt" style:font-size-complex="9pt"/>
    </style:style>
    <style:style style:name="T12" style:parent-style-name="Absatz-Standardschriftart" style:family="text">
      <style:text-properties fo:font-style="italic" style:font-style-asian="italic" style:font-style-complex="italic" fo:font-size="9pt" style:font-size-asian="9pt" style:font-size-complex="9pt"/>
    </style:style>
    <style:style style:name="T13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14" style:parent-style-name="Listenabsatz" style:family="paragraph">
      <style:paragraph-properties fo:text-align="start" fo:line-height="100%"/>
    </style:style>
    <style:style style:name="T15" style:parent-style-name="Absatz-Standardschriftart" style:family="text">
      <style:text-properties fo:font-size="9pt" style:font-size-asian="9pt" style:font-size-complex="9pt"/>
    </style:style>
    <style:style style:name="T16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17" style:parent-style-name="Listenabsatz" style:family="paragraph">
      <style:paragraph-properties fo:text-align="start" fo:line-height="100%"/>
    </style:style>
    <style:style style:name="T18" style:parent-style-name="Absatz-Standardschriftart" style:family="text">
      <style:text-properties fo:font-size="9pt" style:font-size-asian="9pt" style:font-size-complex="9pt"/>
    </style:style>
    <style:style style:name="T19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20" style:parent-style-name="Listenabsatz" style:family="paragraph">
      <style:paragraph-properties fo:text-align="start" fo:line-height="100%"/>
    </style:style>
    <style:style style:name="T21" style:parent-style-name="Hyperlink" style:family="text">
      <style:text-properties style:use-window-font-color="true" fo:font-size="9pt" style:font-size-asian="9pt" style:font-size-complex="9pt" style:text-underline-type="none"/>
    </style:style>
    <style:style style:name="T22" style:parent-style-name="Hyperlink" style:family="text">
      <style:text-properties fo:font-style="italic" style:font-style-asian="italic" style:font-style-complex="italic" style:use-window-font-color="true" fo:font-size="7pt" style:font-size-asian="7pt" style:font-size-complex="7pt" style:text-underline-type="none"/>
    </style:style>
    <style:style style:name="T23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24" style:parent-style-name="Listenabsatz" style:family="paragraph">
      <style:paragraph-properties fo:text-align="start" fo:line-height="100%"/>
    </style:style>
    <style:style style:name="T25" style:parent-style-name="Absatz-Standardschriftart" style:family="text">
      <style:text-properties fo:font-size="9pt" style:font-size-asian="9pt" style:font-size-complex="9pt"/>
    </style:style>
    <style:style style:name="P26" style:parent-style-name="Listenabsatz" style:family="paragraph">
      <style:paragraph-properties fo:text-align="start" fo:line-height="100%"/>
    </style:style>
    <style:style style:name="T27" style:parent-style-name="Absatz-Standardschriftart" style:family="text">
      <style:text-properties fo:font-style="italic" style:font-style-asian="italic" style:font-style-complex="italic" fo:font-size="9pt" style:font-size-asian="9pt" style:font-size-complex="9pt"/>
    </style:style>
    <style:style style:name="T28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29" style:parent-style-name="Listenabsatz" style:family="paragraph">
      <style:paragraph-properties fo:text-align="start" fo:line-height="100%"/>
    </style:style>
    <style:style style:name="T30" style:parent-style-name="Absatz-Standardschriftart" style:family="text">
      <style:text-properties fo:font-style="italic" style:font-style-asian="italic" style:font-style-complex="italic" fo:font-size="9pt" style:font-size-asian="9pt" style:font-size-complex="9pt"/>
    </style:style>
    <style:style style:name="T31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32" style:parent-style-name="Überschrift2" style:family="paragraph">
      <style:paragraph-properties fo:text-align="start" fo:line-height="100%"/>
    </style:style>
    <style:style style:name="P33" style:parent-style-name="Listenabsatz" style:family="paragraph">
      <style:paragraph-properties fo:text-align="start" fo:line-height="100%"/>
    </style:style>
    <style:style style:name="T34" style:parent-style-name="Absatz-Standardschriftart" style:family="text">
      <style:text-properties fo:font-size="9pt" style:font-size-asian="9pt" style:font-size-complex="9pt"/>
    </style:style>
    <style:style style:name="T35" style:parent-style-name="Absatz-Standardschriftart" style:family="text">
      <style:text-properties fo:font-style="italic" style:font-style-asian="italic" style:font-style-complex="italic" fo:font-size="9pt" style:font-size-asian="9pt" style:font-size-complex="9pt"/>
    </style:style>
    <style:style style:name="T36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37" style:parent-style-name="Listenabsatz" style:family="paragraph">
      <style:paragraph-properties fo:text-align="start" fo:line-height="100%"/>
    </style:style>
    <style:style style:name="T38" style:parent-style-name="Absatz-Standardschriftart" style:family="text">
      <style:text-properties fo:font-size="9pt" style:font-size-asian="9pt" style:font-size-complex="9pt"/>
    </style:style>
    <style:style style:name="T39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40" style:parent-style-name="Überschrift2" style:family="paragraph">
      <style:paragraph-properties fo:text-align="start" fo:line-height="100%"/>
    </style:style>
    <style:style style:name="P41" style:parent-style-name="Listenabsatz" style:family="paragraph">
      <style:paragraph-properties fo:text-align="start" fo:line-height="100%"/>
    </style:style>
    <style:style style:name="T42" style:parent-style-name="Hyperlink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3" style:parent-style-name="Absatz-Standardschriftar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P44" style:parent-style-name="Listenabsatz" style:family="paragraph">
      <style:paragraph-properties fo:text-align="start" fo:line-height="100%"/>
    </style:style>
    <style:style style:name="T45" style:parent-style-name="Hyperlink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6" style:parent-style-name="Absatz-Standardschriftar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P47" style:parent-style-name="Listenabsatz" style:family="paragraph">
      <style:paragraph-properties fo:text-align="start" fo:line-height="100%"/>
    </style:style>
    <style:style style:name="T48" style:parent-style-name="Hyperlink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49" style:parent-style-name="Absatz-Standardschriftar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P50" style:parent-style-name="Listenabsatz" style:family="paragraph">
      <style:paragraph-properties fo:text-align="start" fo:line-height="100%"/>
    </style:style>
    <style:style style:name="T51" style:parent-style-name="Hyperlink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52" style:parent-style-name="Absatz-Standardschriftar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P53" style:parent-style-name="Listenabsatz" style:family="paragraph">
      <style:paragraph-properties fo:text-align="start" fo:line-height="100%"/>
    </style:style>
    <style:style style:name="T54" style:parent-style-name="Hyperlink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T55" style:parent-style-name="Absatz-Standardschriftart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P56" style:parent-style-name="Listenabsatz" style:family="paragraph">
      <style:paragraph-properties fo:text-align="start" fo:line-height="100%"/>
    </style:style>
    <style:style style:name="T57" style:parent-style-name="Hyperlink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P58" style:parent-style-name="Listenabsatz" style:family="paragraph">
      <style:paragraph-properties fo:text-align="start" fo:line-height="100%"/>
    </style:style>
    <style:style style:name="T59" style:parent-style-name="Hyperlink" style:family="text">
      <style:text-properties fo:font-style="italic" style:font-style-asian="italic" style:font-style-complex="italic" fo:font-size="9pt" style:font-size-asian="9pt" style:font-size-complex="9pt" fo:language="en" fo:country="US"/>
    </style:style>
    <style:style style:name="P60" style:parent-style-name="Überschrift2" style:family="paragraph">
      <style:paragraph-properties fo:line-height="100%"/>
    </style:style>
    <style:style style:name="P61" style:parent-style-name="Listenabsatz" style:family="paragraph">
      <style:paragraph-properties fo:text-align="start" fo:line-height="100%"/>
    </style:style>
    <style:style style:name="T62" style:parent-style-name="Absatz-Standardschriftart" style:family="text">
      <style:text-properties fo:font-style="italic" style:font-style-asian="italic" style:font-style-complex="italic" fo:font-size="9pt" style:font-size-asian="9pt" style:font-size-complex="9pt"/>
    </style:style>
    <style:style style:name="T63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T64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T65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66" style:parent-style-name="Listenabsatz" style:family="paragraph">
      <style:paragraph-properties fo:text-align="start" fo:line-height="100%"/>
    </style:style>
    <style:style style:name="T67" style:parent-style-name="Absatz-Standardschriftart" style:family="text">
      <style:text-properties fo:font-style="italic" style:font-style-asian="italic" style:font-style-complex="italic" fo:font-size="9pt" style:font-size-asian="9pt" style:font-size-complex="9pt"/>
    </style:style>
    <style:style style:name="T68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T69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T70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71" style:parent-style-name="Listenabsatz" style:family="paragraph">
      <style:paragraph-properties fo:text-align="start" fo:line-height="100%"/>
    </style:style>
    <style:style style:name="T72" style:parent-style-name="Absatz-Standardschriftart" style:family="text">
      <style:text-properties fo:font-size="9pt" style:font-size-asian="9pt" style:font-size-complex="9pt"/>
    </style:style>
    <style:style style:name="T73" style:parent-style-name="Hyperlink" style:family="text">
      <style:text-properties fo:font-size="9pt" style:font-size-asian="9pt" style:font-size-complex="9pt" fo:language="en" fo:country="US"/>
    </style:style>
    <style:style style:name="T74" style:parent-style-name="Hyperlink" style:family="text">
      <style:text-properties fo:font-size="9pt" style:font-size-asian="9pt" style:font-size-complex="9pt" fo:language="en" fo:country="US"/>
    </style:style>
    <style:style style:name="T75" style:parent-style-name="Hyperlink" style:family="text">
      <style:text-properties fo:font-size="9pt" style:font-size-asian="9pt" style:font-size-complex="9pt" fo:language="en" fo:country="US"/>
    </style:style>
    <style:style style:name="T76" style:parent-style-name="Absatz-Standardschriftart" style:family="text">
      <style:text-properties fo:font-size="9pt" style:font-size-asian="9pt" style:font-size-complex="9pt" fo:language="en" fo:country="US"/>
    </style:style>
    <style:style style:name="P77" style:parent-style-name="Listenabsatz" style:family="paragraph">
      <style:paragraph-properties fo:text-align="start" fo:line-height="100%"/>
    </style:style>
    <style:style style:name="T78" style:parent-style-name="Absatz-Standardschriftart" style:family="text">
      <style:text-properties fo:font-size="9pt" style:font-size-asian="9pt" style:font-size-complex="9pt"/>
    </style:style>
    <style:style style:name="T79" style:parent-style-name="Absatz-Standardschriftart" style:family="text">
      <style:text-properties fo:font-style="italic" style:font-style-asian="italic" style:font-style-complex="italic" fo:font-size="9pt" style:font-size-asian="9pt" style:font-size-complex="9pt"/>
    </style:style>
    <style:style style:name="T80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81" style:parent-style-name="Standard" style:family="paragraph">
      <style:paragraph-properties fo:text-align="start" fo:line-height="100%" fo:text-indent="0.4916in"/>
    </style:style>
    <style:style style:name="T82" style:parent-style-name="Absatz-Standardschriftart" style:family="text">
      <style:text-properties fo:font-style="italic" style:font-style-asian="italic" style:font-style-complex="italic" fo:font-size="9pt" style:font-size-asian="9pt" style:font-size-complex="9pt"/>
    </style:style>
    <style:style style:name="T83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84" style:parent-style-name="Listenabsatz" style:family="paragraph">
      <style:paragraph-properties fo:text-align="start" fo:line-height="100%"/>
    </style:style>
    <style:style style:name="T85" style:parent-style-name="Absatz-Standardschriftart" style:family="text">
      <style:text-properties fo:font-size="9pt" style:font-size-asian="9pt" style:font-size-complex="9pt"/>
    </style:style>
    <style:style style:name="T86" style:parent-style-name="Hyperlink" style:family="text">
      <style:text-properties fo:font-style="italic" style:font-style-asian="italic" style:font-style-complex="italic" fo:font-size="9pt" style:font-size-asian="9pt" style:font-size-complex="9pt"/>
    </style:style>
    <style:style style:name="P87" style:parent-style-name="Standard" style:family="paragraph">
      <style:paragraph-properties fo:text-align="start"/>
    </style:style>
    <style:style style:name="P88" style:parent-style-name="Standard" style:family="paragraph">
      <style:paragraph-properties fo:text-align="start"/>
    </style:style>
    <style:style style:name="P89" style:parent-style-name="Standard" style:family="paragraph">
      <style:paragraph-properties fo:text-align="start"/>
    </style:style>
    <style:style style:name="P90" style:parent-style-name="Standard" style:family="paragraph">
      <style:paragraph-properties fo:text-align="start"/>
    </style:style>
    <style:style style:name="T91" style:parent-style-name="Hyperlink" style:family="text">
      <style:text-properties fo:font-size="10pt" style:font-size-asian="10pt" style:font-size-complex="10pt" fo:language="en" fo:country="US"/>
    </style:style>
    <style:style style:name="P92" style:parent-style-name="Standard" style:family="paragraph">
      <style:paragraph-properties fo:text-align="start"/>
    </style:style>
    <style:style style:name="T93" style:parent-style-name="Hyperlink" style:family="text">
      <style:text-properties fo:font-size="10pt" style:font-size-asian="10pt" style:font-size-complex="10pt" fo:language="en" fo:country="US"/>
    </style:style>
    <style:style style:name="P94" style:parent-style-name="Standard" style:family="paragraph">
      <style:paragraph-properties fo:text-align="start"/>
    </style:style>
    <style:style style:name="T95" style:parent-style-name="Hyperlink" style:family="text">
      <style:text-properties fo:font-size="10pt" style:font-size-asian="10pt" style:font-size-complex="10pt" fo:language="en" fo:country="US"/>
    </style:style>
    <style:style style:name="T96" style:parent-style-name="Absatz-Standardschriftart" style:family="text">
      <style:text-properties fo:font-size="10pt" style:font-size-asian="10pt" style:font-size-complex="10pt" fo:language="en" fo:country="US"/>
    </style:style>
    <style:style style:name="P97" style:parent-style-name="Standard" style:family="paragraph">
      <style:paragraph-properties fo:text-align="start"/>
    </style:style>
    <style:style style:name="T98" style:parent-style-name="Absatz-Standardschriftart" style:family="text">
      <style:text-properties fo:font-size="10pt" style:font-size-asian="10pt" style:font-size-complex="10pt"/>
    </style:style>
    <style:style style:name="T99" style:parent-style-name="Hyperlink" style:family="text">
      <style:text-properties fo:font-size="10pt" style:font-size-asian="10pt" style:font-size-complex="10pt"/>
    </style:style>
    <style:style style:name="P100" style:parent-style-name="Standard" style:family="paragraph">
      <style:paragraph-properties fo:text-align="start"/>
    </style:style>
    <style:style style:name="T101" style:parent-style-name="Absatz-Standardschriftart" style:family="text">
      <style:text-properties fo:font-size="10pt" style:font-size-asian="10pt" style:font-size-complex="10pt"/>
    </style:style>
    <style:style style:name="T102" style:parent-style-name="Hyperlink" style:family="text">
      <style:text-properties fo:font-size="10pt" style:font-size-asian="10pt" style:font-size-complex="10pt"/>
    </style:style>
    <style:style style:name="P103" style:parent-style-name="Standard" style:family="paragraph">
      <style:paragraph-properties fo:text-align="start"/>
    </style:style>
    <style:style style:name="T104" style:parent-style-name="Hyperlink" style:family="text">
      <style:text-properties fo:font-size="10pt" style:font-size-asian="10pt" style:font-size-complex="10pt" fo:language="en" fo:country="US"/>
    </style:style>
    <style:style style:name="T105" style:parent-style-name="Absatz-Standardschriftart" style:family="text">
      <style:text-properties fo:font-size="10pt" style:font-size-asian="10pt" style:font-size-complex="10pt" fo:language="en" fo:country="US"/>
    </style:style>
    <style:style style:name="P106" style:parent-style-name="Standard" style:family="paragraph">
      <style:paragraph-properties fo:text-align="start"/>
    </style:style>
    <style:style style:name="T107" style:parent-style-name="Hyperlink" style:family="text">
      <style:text-properties fo:font-size="10pt" style:font-size-asian="10pt" style:font-size-complex="10pt" fo:language="en" fo:country="US"/>
    </style:style>
    <style:style style:name="T108" style:parent-style-name="Absatz-Standardschriftart" style:family="text">
      <style:text-properties fo:font-size="10pt" style:font-size-asian="10pt" style:font-size-complex="10pt" fo:language="en" fo:country="US"/>
    </style:style>
    <style:style style:name="P109" style:parent-style-name="Standard" style:family="paragraph">
      <style:paragraph-properties fo:text-align="start"/>
    </style:style>
    <style:style style:name="T110" style:parent-style-name="Hyperlink" style:family="text">
      <style:text-properties fo:font-size="10pt" style:font-size-asian="10pt" style:font-size-complex="10pt" fo:language="en" fo:country="US"/>
    </style:style>
    <style:style style:name="T111" style:parent-style-name="Absatz-Standardschriftart" style:family="text">
      <style:text-properties fo:font-size="10pt" style:font-size-asian="10pt" style:font-size-complex="10pt" fo:language="en" fo:country="US"/>
    </style:style>
    <style:style style:name="P112" style:parent-style-name="Standard" style:family="paragraph">
      <style:paragraph-properties fo:text-align="start"/>
    </style:style>
    <style:style style:name="T113" style:parent-style-name="Hyperlink" style:family="text">
      <style:text-properties fo:font-size="10pt" style:font-size-asian="10pt" style:font-size-complex="10pt" fo:language="en" fo:country="US"/>
    </style:style>
    <style:style style:name="T114" style:parent-style-name="Absatz-Standardschriftart" style:family="text">
      <style:text-properties fo:font-size="10pt" style:font-size-asian="10pt" style:font-size-complex="10pt" fo:language="en" fo:country="US"/>
    </style:style>
    <style:style style:name="P115" style:parent-style-name="Standard" style:family="paragraph">
      <style:paragraph-properties fo:text-align="start"/>
    </style:style>
    <style:style style:name="T116" style:parent-style-name="Hyperlink" style:family="text">
      <style:text-properties fo:font-size="10pt" style:font-size-asian="10pt" style:font-size-complex="10pt" fo:language="en" fo:country="US"/>
    </style:style>
    <style:style style:name="T117" style:parent-style-name="Absatz-Standardschriftart" style:family="text">
      <style:text-properties fo:font-size="10pt" style:font-size-asian="10pt" style:font-size-complex="10pt" fo:language="en" fo:country="US"/>
    </style:style>
    <style:style style:name="P118" style:parent-style-name="Standard" style:family="paragraph">
      <style:paragraph-properties fo:text-align="start"/>
    </style:style>
    <style:style style:name="T119" style:parent-style-name="Hyperlink" style:family="text">
      <style:text-properties fo:font-size="10pt" style:font-size-asian="10pt" style:font-size-complex="10pt" fo:language="en" fo:country="US"/>
    </style:style>
    <style:style style:name="P120" style:parent-style-name="Standard" style:family="paragraph">
      <style:paragraph-properties fo:text-align="start"/>
    </style:style>
    <style:style style:name="T121" style:parent-style-name="Hyperlink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P122" style:parent-style-name="Standard" style:family="paragraph">
      <style:paragraph-properties fo:text-align="start"/>
    </style:style>
    <style:style style:name="T123" style:parent-style-name="Hyperlink" style:family="text">
      <style:text-properties fo:font-size="10pt" style:font-size-asian="10pt" style:font-size-complex="10pt" fo:language="en" fo:country="US"/>
    </style:style>
    <style:style style:name="T124" style:parent-style-name="Absatz-Standardschriftart" style:family="text">
      <style:text-properties fo:font-size="10pt" style:font-size-asian="10pt" style:font-size-complex="10pt" fo:language="en" fo:country="US"/>
    </style:style>
    <style:style style:name="P125" style:parent-style-name="Standard" style:family="paragraph">
      <style:paragraph-properties fo:text-align="start"/>
    </style:style>
    <style:style style:name="T126" style:parent-style-name="Hyperlink" style:family="text">
      <style:text-properties fo:font-size="10pt" style:font-size-asian="10pt" style:font-size-complex="10pt" fo:language="en" fo:country="US"/>
    </style:style>
    <style:style style:name="T127" style:parent-style-name="Absatz-Standardschriftart" style:family="text">
      <style:text-properties fo:font-size="10pt" style:font-size-asian="10pt" style:font-size-complex="10pt" fo:language="en" fo:country="US"/>
    </style:style>
    <style:style style:name="P128" style:parent-style-name="Standard" style:family="paragraph">
      <style:paragraph-properties fo:text-align="start"/>
    </style:style>
    <style:style style:name="T129" style:parent-style-name="Hyperlink" style:family="text">
      <style:text-properties fo:font-size="10pt" style:font-size-asian="10pt" style:font-size-complex="10pt" fo:language="en" fo:country="US"/>
    </style:style>
    <style:style style:name="P130" style:parent-style-name="Standard" style:family="paragraph">
      <style:paragraph-properties fo:text-align="start"/>
    </style:style>
    <style:style style:name="T131" style:parent-style-name="Hyperlink" style:family="text">
      <style:text-properties fo:font-size="10pt" style:font-size-asian="10pt" style:font-size-complex="10pt"/>
    </style:style>
    <style:style style:name="P132" style:parent-style-name="Standard" style:family="paragraph">
      <style:paragraph-properties fo:text-align="start"/>
    </style:style>
    <style:style style:name="T133" style:parent-style-name="Hyperlink" style:family="text">
      <style:text-properties fo:font-size="10pt" style:font-size-asian="10pt" style:font-size-complex="10pt"/>
    </style:style>
    <style:style style:name="P134" style:parent-style-name="Standard" style:family="paragraph">
      <style:paragraph-properties fo:text-align="start"/>
    </style:style>
    <style:style style:name="T135" style:parent-style-name="Absatz-Standardschriftart" style:family="text">
      <style:text-properties fo:font-size="10pt" style:font-size-asian="10pt" style:font-size-complex="10pt"/>
    </style:style>
    <style:style style:name="T136" style:parent-style-name="Hyperlink" style:family="text">
      <style:text-properties fo:font-size="10pt" style:font-size-asian="10pt" style:font-size-complex="10pt"/>
    </style:style>
    <style:style style:name="P137" style:parent-style-name="Standard" style:family="paragraph">
      <style:paragraph-properties fo:text-align="start"/>
    </style:style>
    <style:style style:name="T138" style:parent-style-name="Hyperlink" style:family="text">
      <style:text-properties fo:font-size="10pt" style:font-size-asian="10pt" style:font-size-complex="10pt"/>
    </style:style>
    <style:style style:name="P139" style:parent-style-name="Standard" style:family="paragraph">
      <style:paragraph-properties fo:text-align="start"/>
    </style:style>
  </office:automatic-styles>
  <office:body>
    <office:text text:use-soft-page-breaks="true">
      <text:h text:style-name="P1" text:outline-level="1">Quellenverzeichnis</text:h>
      <text:p text:style-name="Standard"><text:span text:style-name="T2">Stand der Weblinks: 16.01</text:span><text:span text:style-name="T3"><office:annotation office:name="0" xml:id="661928711"><dc:creator>rene.buehling</dc:creator><dc:date>2021-02-03T11:36:00</dc:date><text:p text:style-name="Kommentartext"/></office:annotation>.202</text:span><text:span text:style-name="T4"><office:annotation-end office:name="0"/>3</text:span><text:span text:style-name="T5"/></text:p>
      <text:h text:style-name="P6" text:outline-level="2">Bilder</text:h>
      <text:list text:style-name="LFO2" text:continue-numbering="true">
        <text:list-item>
          <text:p text:style-name="P7"><text:span text:style-name="T8">Levelscreen Hintergrund: kostenlose Hintergrundfotos von<text:s/></text:span><text:a xlink:href="https://de.pngtree.com/freebackground/red-and-casino-card-illustration-background-design_1491728.html?sol=downref&amp;id=bef" office:target-frame-name="_top" xlink:show="replace"><text:span text:style-name="T9">https://de.pngtree.com/freebackground/red-and-casino-card-illustration-background-design_1491728.html?sol=downref&amp;id=bef</text:span></text:a></text:p>
        </text:list-item>
        <text:list-item>
          <text:p text:style-name="P10"><text:span text:style-name="T11">Startscreen</text:span><text:span text:style-name="T12"><text:s/></text:span><text:a xlink:href="https://live.staticflickr.com/8464/8364280903_ccec556511_b.jpg" office:target-frame-name="_top" xlink:show="replace"><text:span text:style-name="T13">https://live.staticflickr.com/8464/8364280903_ccec556511_b.jpg</text:span></text:a></text:p>
        </text:list-item>
        <text:list-item>
          <text:p text:style-name="P14"><text:span text:style-name="T15">Zielfahne Textur:<text:s/></text:span><text:a xlink:href="https://media.istockphoto.com/id/1253533380/vector/race-flag-finish-flag-vector-isolated-illustration-race-flag-icon-stock-vector.jpg?s=612x612&amp;w=0&amp;k=20&amp;c=o2aw7_HsFerkVh_hr57AjuLalp9e_q88YEc5HCA3PGY=" office:target-frame-name="_top" xlink:show="replace"><text:span text:style-name="T16">race-flag-finish-flag-vector-isolated-illustration-race-flag-icon-stock-vector.jpg (612×245) (istockphoto.com)</text:span></text:a></text:p>
        </text:list-item>
        <text:list-item>
          <text:p text:style-name="P17"><text:span text:style-name="T18">Pokerchip Textur:<text:s/></text:span><text:a xlink:href="https://pokershop.de/media/image/product/60/md/pokerchip-dice-rot.jpg" office:target-frame-name="_top" xlink:show="replace"><text:span text:style-name="T19">pokerchip-dice-rot.jpg (520×520) (pokershop.de)</text:span></text:a></text:p>
        </text:list-item>
        <text:list-item>
          <text:p text:style-name="P20"><text:span text:style-name="T21">Abbildung 1:</text:span><text:span text:style-name="T22"><text:s/></text:span><text:a xlink:href="https://smago.de/ws2/wp-content/uploads/2022/01/1818764-scaled.jpg" office:target-frame-name="_top" xlink:show="replace"><text:span text:style-name="T23">1818764-scaled.jpg (2560×1707) (smago.de)</text:span></text:a></text:p>
        </text:list-item>
        <text:list-item>
          <text:p text:style-name="P24"><text:span text:style-name="T25">Weitere Bilder:<text:s/></text:span></text:p>
        </text:list-item>
      </text:list>
      <text:p text:style-name="P26"><text:span text:style-name="T27">-<text:s/></text:span><text:a xlink:href="https://content1.promiflash.de/article-images/video_1080/chris-tall-julius-brink-sabrina-mockenhaupt-und-pascal-hens-bei-murmel-mania.jpg" office:target-frame-name="_top" xlink:show="replace"><text:span text:style-name="T28">chris-tall-julius-brink-sabrina-mockenhaupt-und-pascal-hens-bei-murmel-mania.jpg (1920×1080) (promiflash.de)</text:span></text:a></text:p>
      <text:p text:style-name="P29"><text:span text:style-name="T30">-<text:s/></text:span><text:a xlink:href="https://www.sueddeutsche.de/image/sz.1.4502474/704x396?v=1561640938" office:target-frame-name="_top" xlink:show="replace"><text:span text:style-name="T31">704x396 (704×396) (sueddeutsche.de)</text:span></text:a></text:p>
      <text:h text:style-name="P32" text:outline-level="2">Assets und Inhalte</text:h>
      <text:list text:style-name="LFO2" text:continue-numbering="true">
        <text:list-item>
          <text:p text:style-name="P33"><text:span text:style-name="T34">Unity Cinemachine,</text:span><text:span text:style-name="T35"><text:s/></text:span><text:a xlink:href="https://unity.com/de/unity/features/editor/art-and-design/cinemachine" office:target-frame-name="_top" xlink:show="replace"><text:span text:style-name="T36">https://unity.com/de/unity/features/editor/art-and-design/cinemachine</text:span></text:a></text:p>
        </text:list-item>
        <text:list-item>
          <text:p text:style-name="P37"><text:span text:style-name="T38">Schriftart: Kenney Future Narrow,<text:s/></text:span><text:a xlink:href="https://www.kenney.nl/assets/kenney-fonts" office:target-frame-name="_top" xlink:show="replace"><text:span text:style-name="T39">https://www.kenney.nl/assets/kenney-fonts</text:span></text:a></text:p>
        </text:list-item>
      </text:list>
      <text:h text:style-name="P40" text:outline-level="2">Sounds</text:h>
      <text:list text:style-name="LFO3" text:continue-numbering="true">
        <text:list-item>
          <text:p text:style-name="P41"><text:a xlink:href="https://freesound.org/people/milton./sounds/69130/" office:target-frame-name="_top" xlink:show="replace"><text:span text:style-name="T42">https://freesound.org/people/milton./sounds/69130/</text:span></text:a><text:span text:style-name="T43"> </text:span></text:p>
        </text:list-item>
        <text:list-item>
          <text:p text:style-name="P44"><text:a xlink:href="https://freesound.org/people/xtrgamr/sounds/243644/" office:target-frame-name="_top" xlink:show="replace"><text:span text:style-name="T45">https://freesound.org/people/xtrgamr/sounds/243644/</text:span></text:a><text:span text:style-name="T46"> </text:span></text:p>
        </text:list-item>
        <text:list-item>
          <text:p text:style-name="P47"><text:a xlink:href="https://freesound.org/people/Joao_Janz/sounds/482653/" office:target-frame-name="_top" xlink:show="replace"><text:span text:style-name="T48">https://freesound.org/people/Joao_Janz/sounds/482653/</text:span></text:a><text:span text:style-name="T49"> </text:span></text:p>
        </text:list-item>
        <text:list-item>
          <text:p text:style-name="P50"><text:a xlink:href="https://freesound.org/people/rhodesmas/sounds/320672/" office:target-frame-name="_top" xlink:show="replace"><text:span text:style-name="T51">https://freesound.org/people/rhodesmas/sounds/320672/</text:span></text:a><text:span text:style-name="T52">  </text:span></text:p>
        </text:list-item>
        <text:list-item>
          <text:p text:style-name="P53"><text:a xlink:href="https://freesound.org/people/steel2008/sounds/231277/" office:target-frame-name="_top" xlink:show="replace"><text:span text:style-name="T54">https://freesound.org/people/steel2008/sounds/231277/</text:span></text:a><text:span text:style-name="T55"> </text:span></text:p>
        </text:list-item>
        <text:list-item>
          <text:p text:style-name="P56"><text:a xlink:href="https://freesound.org/people/gis_sweden/sounds/651797/" office:target-frame-name="_top" xlink:show="replace"><text:span text:style-name="T57">https://freesound.org/people/gis_sweden/sounds/651797/</text:span></text:a></text:p>
        </text:list-item>
        <text:list-item>
          <text:p text:style-name="P58"><text:a xlink:href="https://mixkit.co/free-sound-effects/lose/" office:target-frame-name="_top" xlink:show="replace"><text:span text:style-name="T59">https://mixkit.co/free-sound-effects/lose/</text:span></text:a></text:p>
        </text:list-item>
      </text:list>
      <text:h text:style-name="P60" text:outline-level="2">Inspiration und Tutorials</text:h>
      <text:list text:style-name="LFO4" text:continue-numbering="true">
        <text:list-item>
          <text:p text:style-name="P61"><text:span text:style-name="T62">Spiel entwickeln mit Unity:<text:s/></text:span><text:a xlink:href="https://www.youtube.com/watch?v=Ii-scMenaOQ&amp;list=PLrnPJCHvNZuCVTz6lvhR81nnaf1a-b67U&amp;ab_channel=CodinginFlow" office:target-frame-name="_top" xlink:show="replace"><text:span text:style-name="T63">https://www.youtube.com/watch?v=Ii-scMenaOQ&amp;list=PLrnPJCHvNZuCVTz6lvhR81nnaf1a-b67U&amp;ab_ch</text:span><text:bookmark-start text:name="_Hlt125195393"/><text:bookmark-start text:name="_Hlt125195394"/><text:span text:style-name="T64">a</text:span><text:bookmark-end text:name="_Hlt125195393"/><text:bookmark-end text:name="_Hlt125195394"/><text:span text:style-name="T65">nnel=CodinginFlow</text:span></text:a></text:p>
        </text:list-item>
        <text:list-item>
          <text:p text:style-name="P66"><text:span text:style-name="T67">Unity Beginner Tutorial:<text:s/></text:span><text:a xlink:href="https://www.youtube.com/playlist?list=PLPV2KyIb3jR5QFsefuO2RlAgWEz6EvVi6" office:target-frame-name="_top" xlink:show="replace"><text:span text:style-name="T68">https://w</text:span><text:bookmark-start text:name="_Hlt125195437"/><text:bookmark-start text:name="_Hlt125195438"/><text:span text:style-name="T69">w</text:span><text:bookmark-end text:name="_Hlt125195437"/><text:bookmark-end text:name="_Hlt125195438"/><text:span text:style-name="T70">w.youtube.com/playlist?list=PLPV2KyIb3jR5QFsefuO2RlAgWEz6EvVi6</text:span></text:a></text:p>
        </text:list-item>
      </text:list>
      <text:list text:style-name="LFO2" text:continue-numbering="true">
        <text:list-item>
          <text:p text:style-name="P71"><text:span text:style-name="T72">RTL-Show „Murmel Mania“<text:s/></text:span><text:a xlink:href="https://www.fernsehserien.de/murmel-mania" office:target-frame-name="_top" xlink:show="replace"><text:span text:style-name="T73">https://www.fernsehserien.</text:span><text:bookmark-start text:name="_Hlt125195356"/><text:bookmark-start text:name="_Hlt125195357"/><text:span text:style-name="T74">d</text:span><text:bookmark-end text:name="_Hlt125195356"/><text:bookmark-end text:name="_Hlt125195357"/><text:span text:style-name="T75">e/murmel-mania</text:span></text:a><text:span text:style-name="T76"> </text:span></text:p>
        </text:list-item>
      </text:list>
      <text:list text:style-name="LFO4" text:continue-numbering="true">
        <text:list-item>
          <text:p text:style-name="P77"><text:span text:style-name="T78">Casino-Roulette:</text:span><text:span text:style-name="T79"><text:s/></text:span><text:a xlink:href="https://www.youtube.com/watch?v=CuZkB84YVvk" office:target-frame-name="_top" xlink:show="replace"><text:span text:style-name="T80">Making a Casino Roulette in Blender 2.79 - YouTube</text:span></text:a></text:p>
        </text:list-item>
      </text:list>
      <text:p text:style-name="P81"><text:span text:style-name="T82">Inspiration:<text:s/></text:span><text:a xlink:href="https://as2.ftcdn.net/v2/jpg/01/58/48/65/1000_F_158486556_3f1vUzdTXKRfDcAUTnItuYeQZSul0Pjt.jpg" office:target-frame-name="_top" xlink:show="replace"><text:span text:style-name="T83">1000_F_158486556_3f1vUzdTXKRfDcAUTnItuYeQZSul0Pjt.jpg (1000×667) (ftcdn.net)</text:span></text:a></text:p>
      <text:list text:style-name="LFO4" text:continue-numbering="true">
        <text:list-item>
          <text:p text:style-name="P84"><text:span text:style-name="T85">Casino-Objekte:<text:s/></text:span><text:a xlink:href="https://www.youtube.com/watch?v=rudNk-yWEBk" office:target-frame-name="_top" xlink:show="replace"><text:span text:style-name="T86">Create a Cinematic Casino in Blender - Tutorial Breakdown - YouTube</text:span></text:a></text:p>
        </text:list-item>
      </text:list>
      <text:p text:style-name="P87"/>
      <text:p text:style-name="P88"/>
      <text:soft-page-break/>
      <text:p text:style-name="P89">Alte Quellen aus der Powerpoint, sollten aber alle oben aufgeführt sein</text:p>
      <text:p text:style-name="P90"><text:a xlink:href="https://youtu.be/CuZkB84YVvk" office:target-frame-name="_top" xlink:show="replace"><text:span text:style-name="T91">https://youtu.be/CuZkB84YVvk</text:span></text:a></text:p>
      <text:p text:style-name="P92"><text:a xlink:href="https://youtu.be/rudNk-yWEBk" office:target-frame-name="_top" xlink:show="replace"><text:span text:style-name="T93">https://youtu.be/rudNk-yWEBk</text:span></text:a></text:p>
      <text:p text:style-name="P94"><text:a xlink:href="https://www.google.com/search?q=roulette+wheel&amp;rlz=1C1ONGR_deDE997DE997&amp;sxsrf=ALiCzsafRQjjPDafOzc5UiQ4F21tWpGkGA:1672415469666&amp;source=lnms&amp;tbm=isch&amp;sa=X&amp;ved=2ahUKEwju0_GP2aH8AhVPecAKHW6UATIQ_AUoAXoECAEQAw&amp;biw=2048&amp;bih=1002&amp;dpr=1.25" office:target-frame-name="_top" xlink:show="replace"><text:span text:style-name="T95">https://www.google.com/search?q=roulette+wheel&amp;rlz=1C1ONGR_deDE997DE997&amp;sxsrf=ALiCzsafRQjjPDafOzc5UiQ4F21tWpGkGA:1672415469666&amp;source=lnms&amp;tbm=isch&amp;sa=X&amp;ved=2ahUKEwju0_GP2aH8AhVPecAKHW6UATIQ_AUoAXoECAEQAw&amp;biw=2048&amp;bih=1002&amp;dpr=1.25#imgrc=UeLMFLjSnQS5IM</text:span></text:a><text:span text:style-name="T96"><text:s/>( als Referenz) </text:span></text:p>
      <text:p text:style-name="P97"><text:span text:style-name="T98">Pokerchip Textur:<text:s/></text:span><text:a xlink:href="https://pokershop.de/media/image/product/60/md/pokerchip-dice-rot.jpg" office:target-frame-name="_top" xlink:show="replace"><text:span text:style-name="T99">pokerchip-dice-rot.jpg (520×520) (pokershop.de)</text:span></text:a></text:p>
      <text:p text:style-name="P100"><text:span text:style-name="T101">Zielfahne Textur:<text:s/></text:span><text:a xlink:href="https://media.istockphoto.com/id/1253533380/vector/race-flag-finish-flag-vector-isolated-illustration-race-flag-icon-stock-vector.jpg?s=612x612&amp;w=0&amp;k=20&amp;c=o2aw7_HsFerkVh_hr57AjuLalp9e_q88YEc5HCA3PGY=" office:target-frame-name="_top" xlink:show="replace"><text:span text:style-name="T102">race-flag-finish-flag-vector-isolated-illustration-race-flag-icon-stock-vector.jpg (612×245) (istockphoto.com)</text:span></text:a></text:p>
      <text:p text:style-name="P103"><text:a xlink:href="https://freesound.org/people/milton./sounds/69130/" office:target-frame-name="_top" xlink:show="replace"><text:span text:style-name="T104">https://freesound.org/people/milton./sounds/69130/</text:span></text:a><text:span text:style-name="T105"> </text:span></text:p>
      <text:p text:style-name="P106"><text:a xlink:href="https://freesound.org/people/xtrgamr/sounds/243644/" office:target-frame-name="_top" xlink:show="replace"><text:span text:style-name="T107">https://freesound.org/people/xtrgamr/sounds/243644/</text:span></text:a><text:span text:style-name="T108"> </text:span></text:p>
      <text:p text:style-name="P109"><text:a xlink:href="https://freesound.org/people/Joao_Janz/sounds/482653/" office:target-frame-name="_top" xlink:show="replace"><text:span text:style-name="T110">https://freesound.org/people/Joao_Janz/sounds/482653/</text:span></text:a><text:span text:style-name="T111"> </text:span></text:p>
      <text:p text:style-name="P112"><text:a xlink:href="https://freesound.org/people/rhodesmas/sounds/320672/" office:target-frame-name="_top" xlink:show="replace"><text:span text:style-name="T113">https://freesound.org/people/rhodesmas/sounds/320672/</text:span></text:a><text:span text:style-name="T114">  </text:span></text:p>
      <text:p text:style-name="P115"><text:a xlink:href="https://freesound.org/people/steel2008/sounds/231277/" office:target-frame-name="_top" xlink:show="replace"><text:span text:style-name="T116">https://freesound.org/people/steel2008/sounds/231277/</text:span></text:a><text:span text:style-name="T117"> </text:span></text:p>
      <text:p text:style-name="P118"><text:a xlink:href="https://freesound.org/people/gis_sweden/sounds/651797/" office:target-frame-name="_top" xlink:show="replace"><text:span text:style-name="T119">https://freesound.org/people/gis_sweden/sounds/651797/</text:span></text:a></text:p>
      <text:p text:style-name="P120"><text:a xlink:href="https://mixkit.co/free-sound-effects/lose/" office:target-frame-name="_top" xlink:show="replace"><text:span text:style-name="T121">https://mixkit.co/free-sound-effects/lose/</text:span></text:a></text:p>
      <text:p text:style-name="P122"><text:a xlink:href="https://www.fernsehserien.de/murmel-mania" office:target-frame-name="_top" xlink:show="replace"><text:span text:style-name="T123">https://www.fernsehserien.de/murmel-mania</text:span></text:a><text:span text:style-name="T124"> </text:span></text:p>
      <text:p text:style-name="P125"><text:a xlink:href="https://www.google.com/search?q=murmel+mania&amp;rlz=1C1ONGR_deDE997DE997&amp;sxsrf=AJOqlzWT1d13u-byG6w7xhfCZpb-U41ESQ:1673812445454&amp;source=lnms&amp;tbm=isch&amp;sa=X&amp;ved=2ahUKEwjFi-2hrcr8AhUAQPEDHYj0BQoQ_AUoA3oECAMQBQ&amp;biw=2048&amp;bih=1002&amp;dpr=1.25" office:target-frame-name="_top" xlink:show="replace"><text:span text:style-name="T126">https://www.google.com/search?q=murmel+mania&amp;rlz=1C1ONGR_deDE997DE997&amp;sxsrf=AJOqlzWT1d13u-byG6w7xhfCZpb-U41ESQ:1673812445454&amp;source=lnms&amp;tbm=isch&amp;sa=X&amp;ved=2ahUKEwjFi-2hrcr8AhUAQPEDHYj0BQoQ_AUoA3oECAMQBQ&amp;biw=2048&amp;bih=1002&amp;dpr=1.25#imgrc=0tUJqG2asnMFlM</text:span></text:a><text:span text:style-name="T127"> </text:span></text:p>
      <text:p text:style-name="P128"><text:a xlink:href="https://content1.promiflash.de/article-images/video_1080/chris-tall-julius-brink-sabrina-mockenhaupt-und-pascal-hens-bei-murmel-mania.jpg" office:target-frame-name="_top" xlink:show="replace"><text:span text:style-name="T129">https://content1.promiflash.de/article-images/video_1080/chris-tall-julius-brink-sabrina-mockenhaupt-und-pascal-hens-bei-murmel-mania.jpg</text:span></text:a></text:p>
      <text:p text:style-name="P130"><text:a xlink:href="https://www.sueddeutsche.de/image/sz.1.4502474/704x396?v=1561640938" office:target-frame-name="_top" xlink:show="replace"><text:span text:style-name="T131">https://www.sueddeutsche.de/image/sz.1.4502474/704x396?v=1561640938</text:span></text:a></text:p>
      <text:p text:style-name="P132"><text:a xlink:href="https://live.staticflickr.com/8464/8364280903_ccec556511_b.jpg" office:target-frame-name="_top" xlink:show="replace"><text:span text:style-name="T133">https://live.staticflickr.com/8464/8364280903_ccec556511_b.jpg</text:span></text:a></text:p>
      <text:p text:style-name="P134"><text:span text:style-name="T135">kostenlose Hintergrundfotos von<text:s/></text:span><text:a xlink:href="https://de.pngtree.com/freebackground/red-and-casino-card-illustration-background-design_1491728.html?sol=downref&amp;id=bef" office:target-frame-name="_top" xlink:show="replace"><text:span text:style-name="T136">https://de.pngtree.com/freebackground/red-and-casino-card-illustration-background-design_1491728.html?sol=downref&amp;id=bef</text:span></text:a></text:p>
      <text:p text:style-name="P137"><text:a xlink:href="https://www.kenney.nl/assets/kenney-fonts" office:target-frame-name="_top" xlink:show="replace"><text:span text:style-name="T138">https://www.kenney.nl/assets/kenney-fonts</text:span></text:a></text:p>
      <text:p text:style-name="P13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break-before="page" fo:margin-top="0.1666in" fo:margin-bottom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666in" fo:margin-bottom="0.0833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Standard" style:display-name="Standard" style:family="paragraph">
      <style:paragraph-properties fo:text-align="justify" fo:line-height="130%"/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KommentartextZchn" style:display-name="Kommentartext Zchn" style:family="text" style:parent-style-name="Absatz-Standardschriftart">
      <style:text-properties fo:font-size="10pt" style:font-size-asian="10pt" style:font-size-complex="10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outline-level-style>
      <text:outline-level-style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outline-level-style>
      <text:outline-level-style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outline-level-style>
      <text:outline-level-style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2in" text:list-level-position-and-space-mode="label-alignment">
          <style:list-level-label-alignment text:label-followed-by="listtab" fo:margin-left="1.902in" fo:text-indent="-0.652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edikt Speh</meta:initial-creator>
    <dc:creator>Benedikt Speh</dc:creator>
    <meta:creation-date>2023-01-21T11:27:00Z</meta:creation-date>
    <dc:date>2023-01-21T11:32:00Z</dc:date>
    <meta:template xlink:href="Normal" xlink:type="simple"/>
    <meta:editing-cycles>1</meta:editing-cycles>
    <meta:editing-duration>PT0S</meta:editing-duration>
    <meta:document-statistic meta:page-count="2" meta:paragraph-count="14" meta:word-count="1021" meta:character-count="7446" meta:row-count="53" meta:non-whitespace-character-count="6439"/>
  </office:meta>
</office:document-meta>
</file>